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1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8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urier New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<text:s text:c="9"/>name <text:s text:c="8"/>| <text:s text:c="18"/>name <text:s text:c="18"/>| count </text:p>
          </table:table-cell>
          <table:table-cell/>
          <table:table-cell office:value-type="string" calcext:value-type="string">
            <text:p><text:s text:c="6"/>name <text:s text:c="5"/>| <text:s text:c="24"/>name <text:s text:c="24"/>| count </text:p>
          </table:table-cell>
        </table:table-row>
        <table:table-row table:style-name="ro1">
          <table:table-cell office:value-type="string" calcext:value-type="string">
            <text:p>----------------------+------------------------------------------+-------</text:p>
          </table:table-cell>
          <table:table-cell/>
          <table:table-cell office:value-type="string" calcext:value-type="string">
            <text:p>----------------+------------------------------------------------------+-------</text:p>
          </table:table-cell>
        </table:table-row>
        <table:table-row table:style-name="ro1">
          <table:table-cell office:value-type="string" calcext:value-type="string">
            <text:p><text:s/>Administration <text:s text:c="6"/>| Access Rights <text:s text:c="27"/>| <text:s text:c="4"/>1</text:p>
          </table:table-cell>
          <table:table-cell/>
          <table:table-cell office:value-type="string" calcext:value-type="string">
            <text:p><text:s/>Administration | Access Rights <text:s text:c="39"/>| <text:s text:c="4"/>2</text:p>
          </table:table-cell>
        </table:table-row>
        <table:table-row table:style-name="ro1">
          <table:table-cell office:value-type="string" calcext:value-type="string">
            <text:p><text:s/>Administration <text:s text:c="6"/>| Settings <text:s text:c="32"/>| <text:s text:c="4"/>1</text:p>
          </table:table-cell>
          <table:table-cell/>
          <table:table-cell office:value-type="string" calcext:value-type="string">
            <text:p><text:s/>Administration | Settings <text:s text:c="44"/>| <text:s text:c="4"/>2</text:p>
          </table:table-cell>
        </table:table-row>
        <table:table-row table:style-name="ro1">
          <table:table-cell office:value-type="string" calcext:value-type="string">
            <text:p><text:s/>Human Resources <text:s text:c="5"/>| Employee <text:s text:c="32"/>| <text:s text:c="3"/>17</text:p>
          </table:table-cell>
          <table:table-cell/>
          <table:table-cell office:value-type="string" calcext:value-type="string">
            <text:p><text:s/>Employees <text:s text:c="5"/>| Kiosk Attendance <text:s text:c="36"/>| <text:s text:c="4"/>3</text:p>
          </table:table-cell>
        </table:table-row>
        <table:table-row table:style-name="ro1">
          <table:table-cell office:value-type="string" calcext:value-type="string">
            <text:p><text:s/>Human Resources <text:s text:c="5"/>| Manager <text:s text:c="33"/>| <text:s text:c="4"/>4</text:p>
          </table:table-cell>
          <table:table-cell/>
          <table:table-cell office:value-type="string" calcext:value-type="string">
            <text:p><text:s/>Employees <text:s text:c="5"/>| Administrator <text:s text:c="39"/>| <text:s text:c="4"/>3</text:p>
          </table:table-cell>
        </table:table-row>
        <table:table-row table:style-name="ro1">
          <table:table-cell office:value-type="string" calcext:value-type="string">
            <text:p><text:s/>Human Resources <text:s text:c="5"/>| Officer <text:s text:c="33"/>| <text:s text:c="4"/>4</text:p>
          </table:table-cell>
          <table:table-cell/>
          <table:table-cell office:value-type="string" calcext:value-type="string">
            <text:p><text:s/>Employees <text:s text:c="5"/>| Officer <text:s text:c="45"/>| <text:s text:c="4"/>3</text:p>
          </table:table-cell>
        </table:table-row>
        <table:table-row table:style-name="ro1">
          <table:table-cell office:value-type="string" calcext:value-type="string">
            <text:p><text:s text:c="22"/>| Public <text:s text:c="34"/>| <text:s text:c="4"/>1</text:p>
          </table:table-cell>
          <table:table-cell/>
          <table:table-cell office:value-type="string" calcext:value-type="string">
            <text:p><text:s/>User types <text:s text:c="4"/>| Public <text:s text:c="46"/>| <text:s text:c="4"/>1</text:p>
          </table:table-cell>
        </table:table-row>
        <table:table-row table:style-name="ro1">
          <table:table-cell office:value-type="string" calcext:value-type="string">
            <text:p><text:s text:c="22"/>| Portal <text:s text:c="34"/>| <text:s text:c="4"/>1</text:p>
          </table:table-cell>
          <table:table-cell/>
          <table:table-cell office:value-type="string" calcext:value-type="string">
            <text:p><text:s/>User types <text:s text:c="4"/>| Portal <text:s text:c="46"/>| <text:s text:c="4"/>1</text:p>
          </table:table-cell>
        </table:table-row>
        <table:table-row table:style-name="ro1">
          <table:table-cell office:value-type="string" calcext:value-type="string">
            <text:p><text:s/>Accounting &amp; Finance | Financial Manager <text:s text:c="23"/>| <text:s text:c="4"/>5</text:p>
          </table:table-cell>
          <table:table-cell/>
          <table:table-cell office:value-type="string" calcext:value-type="string">
            <text:p><text:s/>Invoicing <text:s text:c="5"/>| Billing Administrator <text:s text:c="31"/>| <text:s text:c="4"/>3</text:p>
          </table:table-cell>
        </table:table-row>
        <table:table-row table:style-name="ro1">
          <table:table-cell office:value-type="string" calcext:value-type="string">
            <text:p><text:s/>Accounting &amp; Finance | Invoicing &amp; Payments <text:s text:c="20"/>| <text:s text:c="4"/>5</text:p>
          </table:table-cell>
          <table:table-cell/>
          <table:table-cell office:value-type="string" calcext:value-type="string">
            <text:p><text:s/>Invoicing <text:s text:c="5"/>| Billing <text:s text:c="45"/>| <text:s text:c="4"/>3</text:p>
          </table:table-cell>
        </table:table-row>
        <table:table-row table:style-name="ro1">
          <table:table-cell office:value-type="string" calcext:value-type="string">
            <text:p><text:s/>Project <text:s text:c="13"/>| Manager <text:s text:c="33"/>| <text:s text:c="4"/>5</text:p>
          </table:table-cell>
          <table:table-cell/>
          <table:table-cell office:value-type="string" calcext:value-type="string">
            <text:p><text:s/>Project <text:s text:c="7"/>| Administrator <text:s text:c="39"/>| <text:s text:c="4"/>3</text:p>
          </table:table-cell>
        </table:table-row>
        <table:table-row table:style-name="ro1">
          <table:table-cell office:value-type="string" calcext:value-type="string">
            <text:p><text:s/>Project <text:s text:c="13"/>| User <text:s text:c="36"/>| <text:s text:c="4"/>5</text:p>
          </table:table-cell>
          <table:table-cell/>
          <table:table-cell office:value-type="string" calcext:value-type="string">
            <text:p><text:s/>Project <text:s text:c="7"/>| User <text:s text:c="48"/>| <text:s text:c="4"/>3</text:p>
          </table:table-cell>
        </table:table-row>
        <table:table-row table:style-name="ro1">
          <table:table-cell office:value-type="string" calcext:value-type="string">
            <text:p><text:s/>Purchases <text:s text:c="11"/>| Manager <text:s text:c="33"/>| <text:s text:c="4"/>5</text:p>
          </table:table-cell>
          <table:table-cell/>
          <table:table-cell office:value-type="string" calcext:value-type="string">
            <text:p><text:s/>Purchase <text:s text:c="6"/>| Administrator <text:s text:c="39"/>| <text:s text:c="4"/>3</text:p>
          </table:table-cell>
        </table:table-row>
        <table:table-row table:style-name="ro1">
          <table:table-cell office:value-type="string" calcext:value-type="string">
            <text:p><text:s/>Purchases <text:s text:c="11"/>| User <text:s text:c="36"/>| <text:s text:c="4"/>5</text:p>
          </table:table-cell>
          <table:table-cell/>
          <table:table-cell office:value-type="string" calcext:value-type="string">
            <text:p><text:s/>Purchase <text:s text:c="6"/>| User <text:s text:c="48"/>| <text:s text:c="4"/>3</text:p>
          </table:table-cell>
        </table:table-row>
        <table:table-row table:style-name="ro1">
          <table:table-cell office:value-type="string" calcext:value-type="string">
            <text:p><text:s/>Sales <text:s text:c="15"/>| Manager <text:s text:c="33"/>| <text:s text:c="4"/>6</text:p>
          </table:table-cell>
          <table:table-cell/>
          <table:table-cell office:value-type="string" calcext:value-type="string">
            <text:p><text:s/>Sales <text:s text:c="9"/>| Administrator <text:s text:c="39"/>| <text:s text:c="4"/>3</text:p>
          </table:table-cell>
        </table:table-row>
        <table:table-row table:style-name="ro1">
          <table:table-cell office:value-type="string" calcext:value-type="string">
            <text:p><text:s/>Sales <text:s text:c="15"/>| See all Leads <text:s text:c="27"/>| <text:s text:c="4"/>6</text:p>
          </table:table-cell>
          <table:table-cell/>
          <table:table-cell office:value-type="string" calcext:value-type="string">
            <text:p><text:s/>Sales <text:s text:c="9"/>| User: All Documents <text:s text:c="33"/>| <text:s text:c="4"/>3</text:p>
          </table:table-cell>
        </table:table-row>
        <table:table-row table:style-name="ro1">
          <table:table-cell office:value-type="string" calcext:value-type="string">
            <text:p><text:s/>Sales <text:s text:c="15"/>| See Own Leads <text:s text:c="27"/>| <text:s text:c="4"/>6</text:p>
          </table:table-cell>
          <table:table-cell/>
          <table:table-cell office:value-type="string" calcext:value-type="string">
            <text:p><text:s/>Sales <text:s text:c="9"/>| User: Own Documents Only <text:s text:c="28"/>| <text:s text:c="4"/>3</text:p>
          </table:table-cell>
        </table:table-row>
        <table:table-row table:style-name="ro1">
          <table:table-cell office:value-type="string" calcext:value-type="string">
            <text:p><text:s text:c="22"/>| Contact Creation <text:s text:c="24"/>| <text:s text:c="3"/>17</text:p>
          </table:table-cell>
          <table:table-cell/>
          <table:table-cell office:value-type="string" calcext:value-type="string">
            <text:p><text:s/>Extra Rights <text:s text:c="2"/>| Contact Creation <text:s text:c="36"/>| <text:s text:c="4"/>3</text:p>
          </table:table-cell>
        </table:table-row>
        <table:table-row table:style-name="ro1">
          <table:table-cell office:value-type="string" calcext:value-type="string">
            <text:p><text:s/>Usability <text:s text:c="11"/>| Technical Features <text:s text:c="22"/>| <text:s text:c="4"/>1</text:p>
          </table:table-cell>
          <table:table-cell/>
          <table:table-cell office:value-type="string" calcext:value-type="string">
            <text:p><text:s/>Extra Rights <text:s text:c="2"/>| Technical Features <text:s text:c="34"/>| <text:s text:c="4"/>3</text:p>
          </table:table-cell>
        </table:table-row>
        <table:table-row table:style-name="ro1">
          <table:table-cell office:value-type="string" calcext:value-type="string">
            <text:p><text:s/>Warehouse <text:s text:c="11"/>| Manager <text:s text:c="33"/>| <text:s text:c="4"/>5</text:p>
          </table:table-cell>
          <table:table-cell/>
          <table:table-cell office:value-type="string" calcext:value-type="string">
            <text:p><text:s/>Inventory <text:s text:c="5"/>| Administrator <text:s text:c="39"/>| <text:s text:c="4"/>3</text:p>
          </table:table-cell>
        </table:table-row>
        <table:table-row table:style-name="ro1">
          <table:table-cell office:value-type="string" calcext:value-type="string">
            <text:p><text:s/>Warehouse <text:s text:c="11"/>| User <text:s text:c="36"/>| <text:s text:c="4"/>5</text:p>
          </table:table-cell>
          <table:table-cell/>
          <table:table-cell office:value-type="string" calcext:value-type="string">
            <text:p><text:s/>Inventory <text:s text:c="5"/>| User <text:s text:c="48"/>| <text:s text:c="4"/>3</text:p>
          </table:table-cell>
        </table:table-row>
        <table:table-row table:style-name="ro2" table:number-rows-repeated="10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<text:s/>Sharing <text:s text:c="13"/>| User <text:s text:c="36"/>| <text:s text:c="4"/>3</text:p>
          </table:table-cell>
          <table:table-cell/>
          <table:table-cell office:value-type="string" calcext:value-type="string">
            <text:p><text:s/>Attendances <text:s text:c="3"/>| Administrator <text:s text:c="39"/>| <text:s text:c="4"/>3</text:p>
          </table:table-cell>
        </table:table-row>
        <table:table-row table:style-name="ro1">
          <table:table-cell office:value-type="string" calcext:value-type="string">
            <text:p><text:s/>Technical Settings <text:s text:c="2"/>| Do Not Use Sales Teams <text:s text:c="18"/>| <text:s text:c="3"/>17</text:p>
          </table:table-cell>
          <table:table-cell/>
          <table:table-cell office:value-type="string" calcext:value-type="string">
            <text:p><text:s/>Attendances <text:s text:c="3"/>| Manual Attendance <text:s text:c="35"/>| <text:s text:c="4"/>3</text:p>
          </table:table-cell>
        </table:table-row>
        <table:table-row table:style-name="ro1">
          <table:table-cell office:value-type="string" calcext:value-type="string">
            <text:p><text:s/>Technical Settings <text:s text:c="2"/>| Manage Multiple Locations and Warehouses | <text:s text:c="4"/>5</text:p>
          </table:table-cell>
          <table:table-cell/>
          <table:table-cell office:value-type="string" calcext:value-type="string">
            <text:p><text:s/>Attendances <text:s text:c="3"/>| Officer <text:s text:c="45"/>| <text:s text:c="4"/>3</text:p>
          </table:table-cell>
        </table:table-row>
        <table:table-row table:style-name="ro2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<text:s/>Knowledge <text:s text:c="11"/>| User <text:s text:c="36"/>| <text:s text:c="4"/>5</text:p>
          </table:table-cell>
          <table:table-cell/>
          <table:table-cell office:value-type="string" calcext:value-type="string">
            <text:p><text:s/>Technical <text:s text:c="5"/>| Access to Private Addresses <text:s text:c="25"/>| <text:s text:c="4"/>3</text:p>
          </table:table-cell>
        </table:table-row>
        <table:table-row table:style-name="ro1">
          <table:table-cell office:value-type="string" calcext:value-type="string">
            <text:p><text:s/>Accounting &amp; Finance | Accountant <text:s text:c="30"/>| <text:s text:c="4"/>5</text:p>
          </table:table-cell>
          <table:table-cell/>
          <table:table-cell office:value-type="string" calcext:value-type="string">
            <text:p><text:s/>Technical <text:s text:c="5"/>| Access to export feature <text:s text:c="28"/>| <text:s text:c="4"/>3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<text:s/>Technical <text:s text:c="5"/>| Send an automatic reminder email to confirm delivery | <text:s text:c="4"/>3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<text:s/>Technical <text:s text:c="5"/>| Tax display B2B <text:s text:c="37"/>| <text:s text:c="4"/>5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<text:s/>Timesheets <text:s text:c="4"/>| Administrator <text:s text:c="39"/>| <text:s text:c="4"/>3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<text:s/>Timesheets <text:s text:c="4"/>| Approver <text:s text:c="44"/>| <text:s text:c="4"/>3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<text:s/>Timesheets <text:s text:c="4"/>| See own timesheets <text:s text:c="34"/>| <text:s text:c="4"/>3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<text:s/>User types <text:s text:c="4"/>| Internal User <text:s text:c="39"/>| <text:s text:c="4"/>3</text:p>
          </table:table-cell>
        </table:table-row>
        <table:table-row table:style-name="ro2" table:number-rows-repeated="2"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5:28:23.056446366</meta:creation-date>
    <dc:date>2020-12-27T15:35:22.341120886</dc:date>
    <meta:editing-duration>PT6M59S</meta:editing-duration>
    <meta:editing-cycles>1</meta:editing-cycles>
    <meta:document-statistic meta:table-count="1" meta:cell-count="60" meta:object-count="0"/>
    <meta:generator>LibreOffice/6.0.7.3$Linux_X86_64 LibreOffice_project/00m0$Build-3</meta:generator>
  </office:meta>
</office:document-meta>
</file>